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14a56b" officeooo:paragraph-rsid="0014a56b"/>
    </style:style>
    <style:style style:name="P2" style:family="paragraph" style:parent-style-name="Standard">
      <style:text-properties officeooo:rsid="0015125f" officeooo:paragraph-rsid="0015125f"/>
    </style:style>
    <style:style style:name="P3" style:family="paragraph" style:parent-style-name="Standard">
      <style:text-properties officeooo:rsid="00179171" officeooo:paragraph-rsid="00179171"/>
    </style:style>
    <style:style style:name="P4" style:family="paragraph" style:parent-style-name="Standard">
      <style:text-properties officeooo:rsid="0018cc6d" officeooo:paragraph-rsid="0018cc6d"/>
    </style:style>
    <style:style style:name="P5" style:family="paragraph" style:parent-style-name="Standard">
      <style:text-properties officeooo:rsid="001ae2eb" officeooo:paragraph-rsid="001ae2eb"/>
    </style:style>
    <style:style style:name="T1" style:family="text">
      <style:text-properties officeooo:rsid="0018cc6d"/>
    </style:style>
    <style:style style:name="T2" style:family="text">
      <style:text-properties officeooo:rsid="001c6d8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undamental Algorithms Homework 11</text:p>
      <text:p text:style-name="P1">MST, Prim, Kruskal, Single-Source Shortest Path, Bellman-Ford</text:p>
      <text:p text:style-name="P1">Michael Lukiman mll469</text:p>
      <text:p text:style-name="P1">Professor Amir Shpilka</text:p>
      <text:p text:style-name="P1"/>
      <text:p text:style-name="P1">1. MST Prim’s</text:p>
      <text:p text:style-name="P1"/>
      <text:p text:style-name="P1">All weights the same.</text:p>
      <text:p text:style-name="P1"/>
      <text:p text:style-name="P1"># 1.1 Homogenous nodes. </text:p>
      <text:p text:style-name="P1"/>
      <text:p text:style-name="P1">def MST_homogeneous(G,w):</text:p>
      <text:p text:style-name="P1"/>
      <text:p text:style-name="P1"><text:tab/>Q = G.v</text:p>
      <text:p text:style-name="P1"><text:tab/>u = dequeue(Q)</text:p>
      <text:p text:style-name="P1"><text:tab/>u.key = 0</text:p>
      <text:p text:style-name="P1"><text:tab/></text:p>
      <text:p text:style-name="P1"><text:tab/>while Q != []:</text:p>
      <text:p text:style-name="P1"><text:tab/><text:tab/>for v in G.adj[u]:</text:p>
      <text:p text:style-name="P1"><text:tab/><text:tab/><text:tab/>v = dequeue(Q)</text:p>
      <text:p text:style-name="P1"><text:tab/><text:tab/><text:tab/>v.pi = u</text:p>
      <text:p text:style-name="P1"><text:tab/><text:tab/><text:tab/>v.key = w </text:p>
      <text:p text:style-name="P1"><text:tab/><text:tab/><text:tab/>u = v </text:p>
      <text:p text:style-name="P1"/>
      <text:p text:style-name="P1"># Way faster than Prim, at V steps. </text:p>
      <text:p text:style-name="P1"># Since all edges are the same, can make arbitrary tree as long as every next v is still in the Q and is connected to current u. </text:p>
      <text:p text:style-name="P1"/>
      <text:p text:style-name="P3"># 1.2 One weight that's not like the others. </text:p>
      <text:p text:style-name="P3"/>
      <text:p text:style-name="P3">def MST_odd_one_out(G,w): </text:p>
      <text:p text:style-name="P3"/>
      <text:p text:style-name="P3"><text:tab/># if len(G.v) &lt; len(G.e):</text:p>
      <text:p text:style-name="P3"><text:tab/># <text:tab/>adjacency_search = 'fib_heap'</text:p>
      <text:p text:style-name="P3"><text:tab/># else:</text:p>
      <text:p text:style-name="P3"><text:tab/># <text:tab/>adjacency_search = 'binary_heap'</text:p>
      <text:p text:style-name="P3"/>
      <text:p text:style-name="P3"><text:tab/>normal_weight, special_weight = determine_normal_weight(w)</text:p>
      <text:p text:style-name="P3"><text:tab/>special_weight = determine_special_weight(w, special_weight)</text:p>
      <text:p text:style-name="P3"><text:tab/>w = normal_weight</text:p>
      <text:p text:style-name="P3"/>
      <text:p text:style-name="P3"><text:tab/>if normal_weight =&gt; special_weight:</text:p>
      <text:p text:style-name="P3"><text:tab/><text:tab/>Q = G.v</text:p>
      <text:p text:style-name="P3"><text:tab/><text:tab/>u = dequeue(Q)</text:p>
      <text:p text:style-name="P3"><text:tab/><text:tab/>u.key = 0</text:p>
      <text:p text:style-name="P3"/>
      <text:p text:style-name="P3"><text:tab/><text:tab/>while len(Q) &gt; 1: # While there's more than one element queued</text:p>
      <text:p text:style-name="P3"><text:tab/><text:tab/><text:tab/>if Q[0] in G.adj[u] and w(u,Q[0]) == normal_weight: # Assume Q dequeues from front. If we prioritize the normal weight <text:span text:style-name="T1">O(2V)</text:span>: </text:p>
      <text:p text:style-name="P3"><text:soft-page-break/><text:tab/><text:tab/><text:tab/><text:tab/>v = dequeue(Q) </text:p>
      <text:p text:style-name="P3"><text:tab/><text:tab/><text:tab/><text:tab/>v.pi = u</text:p>
      <text:p text:style-name="P3"><text:tab/><text:tab/><text:tab/><text:tab/>v.key = w </text:p>
      <text:p text:style-name="P3"><text:tab/><text:tab/><text:tab/><text:tab/>u = v </text:p>
      <text:p text:style-name="P3"><text:tab/><text:tab/><text:tab/>else: # If it's not the normal weight, then the vertex gets moved to the back of the queue. </text:p>
      <text:p text:style-name="P3"><text:tab/><text:tab/><text:tab/><text:tab/>Q.append(dequeue(Q))</text:p>
      <text:p text:style-name="P3"/>
      <text:p text:style-name="P3"><text:tab/><text:tab/>v = dequeue(Q) # The last element is either unreachable by normal weights via the tree we've made so far or it is simply the last element without any rearrangement, thus we see if there are any normal adjacent weights:</text:p>
      <text:p text:style-name="P3"><text:tab/><text:tab/><text:tab/></text:p>
      <text:p text:style-name="P3"><text:tab/><text:tab/>global key <text:tab/></text:p>
      <text:p text:style-name="P3"><text:tab/><text:tab/>if any_adj_normals(G,v) != True: # ...if not true that means there is only one edge from the vertex and it is the special weight. </text:p>
      <text:p text:style-name="P3"><text:tab/><text:tab/><text:tab/>v.pi = key</text:p>
      <text:p text:style-name="P3"><text:tab/><text:tab/><text:tab/>v.key = special_weight</text:p>
      <text:p text:style-name="P3"/>
      <text:p text:style-name="P3"><text:tab/>else: # We prefer the special weight if we can see it. </text:p>
      <text:p text:style-name="P3"><text:tab/><text:tab/>for u in G.v:</text:p>
      <text:p text:style-name="P3"><text:tab/><text:tab/><text:tab/>for v in G.adj[u]: # Max <text:span text:style-name="T1">(V-1)</text:span> <text:span text:style-name="T1">to find the special weight </text:span>if graph is strongly connected. <text:span text:style-name="T1">O(V)</text:span></text:p>
      <text:p text:style-name="P3"><text:tab/><text:tab/><text:tab/><text:tab/>if w(u,v) = special_weight: # Find that weight.</text:p>
      <text:p text:style-name="P3"><text:tab/><text:tab/><text:tab/><text:tab/><text:tab/>v.pi = u </text:p>
      <text:p text:style-name="P3"><text:tab/><text:tab/><text:tab/><text:tab/><text:tab/>v.key = special_weight</text:p>
      <text:p text:style-name="P3"><text:tab/><text:tab/><text:tab/><text:tab/><text:tab/>key_G = G</text:p>
      <text:p text:style-name="P3"><text:tab/><text:tab/><text:tab/><text:tab/><text:tab/>G.v.remove(u)</text:p>
      <text:p text:style-name="P3"><text:tab/><text:tab/><text:tab/><text:tab/><text:tab/>G_prime = G</text:p>
      <text:p text:style-name="P3"><text:tab/><text:tab/><text:tab/><text:tab/><text:tab/>G = key_G</text:p>
      <text:p text:style-name="P3"><text:tab/><text:tab/><text:tab/><text:tab/><text:tab/>MST_homogeneous(G_prime) # Run the uniform w algorithm <text:span text:style-name="T1">on the rest of the vertices </text:span>after making the first connection with w'. <text:span text:style-name="T1">O(V)</text:span></text:p>
      <text:p text:style-name="P3"/>
      <text:p text:style-name="P3">def any_adj_normals(G,v): <text:span text:style-name="T1"># O(V-1)</text:span></text:p>
      <text:p text:style-name="P3"><text:tab/>for x in G.adj[v]:</text:p>
      <text:p text:style-name="P3"><text:tab/><text:tab/>if w(x,v) == normal_weight: # If there is a normal weight we make the other vertex the parent of v. </text:p>
      <text:p text:style-name="P3"><text:tab/><text:tab/><text:tab/>v.pi = x</text:p>
      <text:p text:style-name="P3"><text:tab/><text:tab/><text:tab/>v.key = w</text:p>
      <text:p text:style-name="P3"><text:tab/><text:tab/><text:tab/>return True</text:p>
      <text:p text:style-name="P3"><text:tab/><text:tab/>if w(x,v) == special_weight:</text:p>
      <text:p text:style-name="P3"><text:tab/><text:tab/><text:tab/>global key</text:p>
      <text:p text:style-name="P3"><text:tab/><text:tab/><text:tab/>key = x</text:p>
      <text:p text:style-name="P3"><text:tab/><text:tab/><text:tab/>return False</text:p>
      <text:p text:style-name="P4"/>
      <text:p text:style-name="P3"/>
      <text:p text:style-name="P3"><text:tab/><text:tab/><text:tab/><text:tab/></text:p>
      <text:p text:style-name="P3">def determine_special_weight(w, special_weight): <text:span text:style-name="T1">O(E)</text:span></text:p>
      <text:p text:style-name="P3"/>
      <text:p text:style-name="P3"><text:tab/><text:tab/>if special_weight == 'none_yet':</text:p>
      <text:p text:style-name="P3"><text:soft-page-break/><text:tab/><text:tab/><text:tab/>for weight in w:</text:p>
      <text:p text:style-name="P3"><text:tab/><text:tab/><text:tab/><text:tab/>if weight != normal_weight:</text:p>
      <text:p text:style-name="P3"><text:tab/><text:tab/><text:tab/><text:tab/><text:tab/>special_weight = weight</text:p>
      <text:p text:style-name="P3"><text:tab/><text:tab/><text:tab/><text:tab/><text:tab/>return special_weight</text:p>
      <text:p text:style-name="P3"><text:tab/><text:tab/>else:</text:p>
      <text:p text:style-name="P3"><text:tab/><text:tab/><text:tab/>return special_weight</text:p>
      <text:p text:style-name="P3"/>
      <text:p text:style-name="P3"/>
      <text:p text:style-name="P3">def determine_normal_weight(w): # returns normal weight (and special weight if found within the first two elements. else 'none_yet').<text:span text:style-name="T1"> O(1)</text:span></text:p>
      <text:p text:style-name="P3"/>
      <text:p text:style-name="P3"><text:tab/>if len(w) &lt; 3: # If less than three elements... </text:p>
      <text:p text:style-name="P3"><text:tab/><text:tab/>return w[0], w[0] # Normalcy is arbitrary, can say first is normal and special.</text:p>
      <text:p text:style-name="P3"/>
      <text:p text:style-name="P3"><text:tab/>if w[0] == w[1]: # If the first two elements are the same, they share the normal weight (since there's only one element that will not have the normal weight).</text:p>
      <text:p text:style-name="P3"><text:tab/><text:tab/>return w[0], 'none_yet' <text:s/># Return the normal.</text:p>
      <text:p text:style-name="P3"/>
      <text:p text:style-name="P3"><text:tab/>if w[1] == w[2]: # If the function continues, that means index 0 and 1 have different weights, therefore one of them is the special weight. If index 1 and 2 are the same, then index 0 is the special weight, and that's good news for the running time. We have an additional thing to return, which is the special weight.</text:p>
      <text:p text:style-name="P3"><text:tab/><text:tab/>return w[1], w[0]</text:p>
      <text:p text:style-name="P3"/>
      <text:p text:style-name="P3"><text:tab/>else: # If the function still continues, then w[1] is the special one, because given the nature of the list, w[2] will be be the same as w[0]. (While this relies on the integrity of the input, this function is only for the given problem to minimize running time.)</text:p>
      <text:p text:style-name="P3"><text:tab/><text:tab/>return w[2], w[1]</text:p>
      <text:p text:style-name="P3"/>
      <text:p text:style-name="P3"># Runtime takes V with the addition of the functions to determine the normal and special weight, taking maximum E additional steps <text:span text:style-name="T1">to find the special weight</text:span>, plus the last element in the queue, which can take an additional V-1 steps if it connects to all other nodes, and worst case if the special weight edge is the last in its adjacency list. Here we can use the heap search for efficiency in the single search, though the algorithm would still be dominated by V + E. </text:p>
      <text:p text:style-name="P3"/>
      <text:p text:style-name="P5">2.</text:p>
      <text:p text:style-name="P5"/>
      <text:p text:style-name="P5"># Weights are integer values between 1 and W, inclusive. </text:p>
      <text:p text:style-name="P5"/>
      <text:p text:style-name="P5">def MST_known_integers():</text:p>
      <text:p text:style-name="P5"><text:tab/>sorted_w = counting_sort(w,max_w)</text:p>
      <text:p text:style-name="P5"/>
      <text:p text:style-name="P5"><text:tab/>Qw = sorted_w</text:p>
      <text:p text:style-name="P5"><text:tab/>Qe = []</text:p>
      <text:p text:style-name="P5"><text:tab/>Qv = G.v</text:p>
      <text:p text:style-name="P5"/>
      <text:p text:style-name="P5"><text:tab/>for u in G.v:</text:p>
      <text:p text:style-name="P5"><text:tab/><text:tab/>u.key = inf</text:p>
      <text:p text:style-name="P5"><text:tab/><text:tab/>u.pi = NIL</text:p>
      <text:p text:style-name="P5"><text:soft-page-break/><text:tab/><text:tab/>for v in G.adj[u]:</text:p>
      <text:p text:style-name="P5"><text:tab/><text:tab/><text:tab/>Qe.append({u,v}) # could have repeat edges in other directionm so O(V(V-1)/2)</text:p>
      <text:p text:style-name="P5"/>
      <text:p text:style-name="P5"><text:tab/>while Qv != []:</text:p>
      <text:p text:style-name="P5"><text:tab/><text:tab/>weight_to_find = dequeue(Qw) # Already sorted so can just dequeue.</text:p>
      <text:p text:style-name="P5"><text:tab/><text:tab/>find_edge(G,Qe,weight_to_find) </text:p>
      <text:p text:style-name="P5"/>
      <text:p text:style-name="P5">def find_edge(G,Qe,weight_to_find): <text:span text:style-name="T2">O(V(V-1)/2)</text:span></text:p>
      <text:p text:style-name="P5"><text:tab/>for edge in Qe:</text:p>
      <text:p text:style-name="P5"><text:tab/><text:tab/>if w(edge) = weight_to_find and edge[1] in Qv: # Find the lightest edge connecting to a separated vertex.</text:p>
      <text:p text:style-name="P5"><text:tab/><text:tab/><text:tab/>edge[1].pi = edge[0] # v.pi of edge is u</text:p>
      <text:p text:style-name="P5"><text:tab/><text:tab/><text:tab/>edge[1].key = w(edge)</text:p>
      <text:p text:style-name="P5"><text:tab/><text:tab/><text:tab/>Qv.remove(v) # v is accounted for in the tree with the smallest weight connected to it </text:p>
      <text:p text:style-name="P5"><text:tab/><text:tab/><text:tab/>return </text:p>
      <text:p text:style-name="P5"/>
      <text:p text:style-name="P5"><text:tab/><text:tab/><text:tab/></text:p>
      <text:p text:style-name="P5"/>
      <text:p text:style-name="P5"># Counting Sort Base Algorithm</text:p>
      <text:p text:style-name="P5">def counting_sort(array, maxval):</text:p>
      <text:p text:style-name="P5"><text:s text:c="4"/>"""in-place counting sort"""</text:p>
      <text:p text:style-name="P5"><text:s text:c="4"/>m = maxval + 1</text:p>
      <text:p text:style-name="P5"><text:s text:c="4"/>count = [0] * m <text:s text:c="14"/># init with zeros</text:p>
      <text:p text:style-name="P5"><text:s text:c="4"/>for a in array:</text:p>
      <text:p text:style-name="P5"><text:s text:c="8"/>count[a] += 1 <text:s text:c="12"/># count occurences</text:p>
      <text:p text:style-name="P5"><text:s text:c="4"/>i = 0</text:p>
      <text:p text:style-name="P5"><text:s text:c="4"/>for a in range(m): <text:s text:c="11"/># emit</text:p>
      <text:p text:style-name="P5"><text:s text:c="8"/>for c in range(count[a]): # - emit 'count[a]' copies of 'a'</text:p>
      <text:p text:style-name="P5"><text:s text:c="12"/>array[i] = a</text:p>
      <text:p text:style-name="P5"><text:s text:c="12"/>i += 1</text:p>
      <text:p text:style-name="P5"><text:s text:c="4"/>return array # and count, if needed.</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6T10:07:19.172600892</meta:creation-date>
    <dc:date>2017-12-06T10:55:25.168569856</dc:date>
    <meta:editing-duration>PT37M57S</meta:editing-duration>
    <meta:editing-cycles>6</meta:editing-cycles>
    <meta:generator>LibreOffice/5.3.7.2.0$Linux_X86_64 LibreOffice_project/30m0$Build-2</meta:generator>
    <meta:document-statistic meta:table-count="0" meta:image-count="0" meta:object-count="0" meta:page-count="4" meta:paragraph-count="123" meta:word-count="902" meta:character-count="5350" meta:non-whitespace-character-count="4214"/>
  </office:meta>
</office:document-meta>
</file>